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200%" fo:text-indent="0in" style:auto-text-indent="false" fo:padding="0in" fo:border="none"/>
      <style:text-properties fo:padding="0in" fo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200%" fo:text-indent="0in" style:auto-text-indent="false" fo:padding="0in" fo:border="none"/>
      <style:text-properties officeooo:paragraph-rsid="0026ce4d" fo:padding="0in" fo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200%" fo:text-indent="0in" style:auto-text-indent="false" fo:padding="0in" fo:border="none"/>
      <style:text-properties officeooo:paragraph-rsid="002ac0d1" fo:padding="0in" fo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200%" fo:text-indent="0in" style:auto-text-indent="false" fo:padding="0in" fo:border="none"/>
      <style:text-properties officeooo:paragraph-rsid="002c6dd3" fo:padding="0in" fo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200%" fo:text-align="center" style:justify-single-word="false" fo:text-indent="0in" style:auto-text-indent="false" fo:padding="0in" fo:border="none"/>
      <style:text-properties fo:font-weight="bold" style:font-weight-asian="bold" style:font-weight-complex="bold" fo:padding="0in" fo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200%" fo:text-indent="0in" style:auto-text-indent="false" fo:padding="0in" fo:border="none"/>
    </style:style>
    <style:style style:name="T1" style:family="text">
      <style:text-properties fo:padding="0in" fo:border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13052"/>
    </style:style>
    <style:style style:name="T4" style:family="text">
      <style:text-properties officeooo:rsid="00216144" fo:padding="0in" fo:border="none"/>
    </style:style>
    <style:style style:name="T5" style:family="text">
      <style:text-properties officeooo:rsid="00222f5d" fo:padding="0in" fo:border="none"/>
    </style:style>
    <style:style style:name="T6" style:family="text">
      <style:text-properties officeooo:rsid="002397f8"/>
    </style:style>
    <style:style style:name="T7" style:family="text">
      <style:text-properties officeooo:rsid="0026ce4d"/>
    </style:style>
    <style:style style:name="T8" style:family="text">
      <style:text-properties officeooo:rsid="002805a6"/>
    </style:style>
    <style:style style:name="T9" style:family="text">
      <style:text-properties officeooo:rsid="0028ff0e"/>
    </style:style>
    <style:style style:name="T10" style:family="text">
      <style:text-properties officeooo:rsid="002ac0d1"/>
    </style:style>
    <style:style style:name="T11" style:family="text">
      <style:text-properties officeooo:rsid="002b3d51"/>
    </style:style>
    <style:style style:name="T12" style:family="text">
      <style:text-properties officeooo:rsid="002c0708"/>
    </style:style>
    <style:style style:name="T13" style:family="text">
      <style:text-properties officeooo:rsid="002d7304"/>
    </style:style>
    <style:style style:name="T14" style:family="text">
      <style:text-properties officeooo:rsid="002ed1ca"/>
    </style:style>
    <style:style style:name="T15" style:family="text">
      <style:text-properties officeooo:rsid="002ef085"/>
    </style:style>
    <style:style style:name="T16" style:family="text">
      <style:text-properties officeooo:rsid="002f3c52"/>
    </style:style>
    <style:style style:name="T17" style:family="text">
      <style:text-properties officeooo:rsid="002f8b08"/>
    </style:style>
    <style:style style:name="T18" style:family="text">
      <style:text-properties officeooo:rsid="00318472" fo:padding="0in" fo:border="none"/>
    </style:style>
    <style:style style:name="T19" style:family="text">
      <style:text-properties officeooo:rsid="0031e7ba" fo:padding="0in" fo:border="none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sse Evers</text:p>
      <text:p text:style-name="P1">1/14/15</text:p>
      <text:p text:style-name="P1">Mr. Mahar</text:p>
      <text:p text:style-name="P1">Honors U.S. History </text:p>
      <text:p text:style-name="P5">Cornelius Vanderbilt: Captain of Industry </text:p>
      <text:p text:style-name="P1">Cornelius Vanderbilt was a United States captain of industry <text:span text:style-name="T7">and leading philanthropist </text:span>in the nineteenth century. His business model was less harmful to the economy than that of his contemporary multi-millionare entrepreneurs. Vanderbilt did much to help the country, and little to hurt it.</text:p>
      <text:p text:style-name="P2"><text:tab/>Vanderbilt gave away more money and assets than anyone else of his era. <text:span text:style-name="T7">He</text:span> gave an estimated $3,000,000 to charity over the course of his life. In <text:span text:style-name="T7">2014</text:span> dollars, that translates to roughly $77,419,000. He also tried to give his largest ship, <text:span text:style-name="T7">unsurprisingly </text:span>called the <text:span text:style-name="T2">Vanderbilt</text:span>, to the Union Navy during the Civil War. <text:span text:style-name="T8">The Union refused h</text:span>is offer <text:span text:style-name="T8">initially</text:span>, but when <text:span text:style-name="T8">they </text:span>started to suffer naval defeats, Vanderbilt offered again and <text:span text:style-name="T8">the Union </text:span>accepted. The ship was valued at about $1,000,000, or approximately $25,806,000 today. Additionally, he contributed $1,000,000 towards the building of <text:span text:style-name="T9">Central University, later renamed </text:span>Vanderbilt University, which <text:span text:style-name="T9">13,000 students now attend</text:span>. Cornelius Vanderbilt himself said that "I have always served the public to the best of my ability."</text:p>
      <text:p text:style-name="P3"><text:tab/><text:span text:style-name="T10">Vanderbilt's entrepreneurial and philanthropic activities, along with those of other wealthy businessmen, benefitted the economy. Having a small number of extremely rich people in a country is good for the economy, as the super rich can </text:span><text:soft-page-break/><text:span text:style-name="T10">inject substantial sums of money into the market to help with recessions. Vanderbilt was also able to drive prices down, which benefits the average customer.</text:span></text:p>
      <text:p text:style-name="P4"><text:tab/>Vanderbilt's business model was more sustainable for the economy than that of his peers. <text:span text:style-name="T11">Unlike his peers, he primarily </text:span>preyed on companies that were already monopol<text:span text:style-name="T11">ies</text:span>. By doing this, he never created new monopolies, only continued existing ones. Also, due to the nature of his business, he <text:span text:style-name="T6">primarily </text:span>practiced horizontal integration and not vertical integration. He bought <text:span text:style-name="T12">m</text:span>any railroad and steamboat companies <text:span text:style-name="T13">(i.e., horizontal integration)</text:span>, but mostly left the companies that produced the railroads and steamboats alone <text:span text:style-name="T14">(i.e., avoiding vertical integration)</text:span>. <text:span text:style-name="T12">Since this reduced his monopolization of the industry, it was an economically healthier approach than if he had practiced both horizontal and vertical integration</text:span>.</text:p>
      <text:p text:style-name="P1"><text:tab/>Vanderbilt was not a perfect man, however. <text:span text:style-name="T15">Although he was a philanthropist, h</text:span>e kept a <text:span text:style-name="T15">tremendous amount of money for himself</text:span>. <text:span text:style-name="T17">Moreover, although he did not create new monopolies, he was the owner and supporter of monopolies nonetheless. </text:span></text:p>
      <text:p text:style-name="P6"><text:span text:style-name="T1"><text:tab/></text:span><text:span text:style-name="T4">While Vanderbilt had some </text:span><text:span text:style-name="T18">shortcomings</text:span><text:span text:style-name="T4">, he was far more virtuous than other super-rich entrepreneurs of his era. He never intentionally harmed his employees (as Carnegie did when breaking up strikes and union attempts), and </text:span><text:span text:style-name="T19">he </text:span><text:span text:style-name="T4">was never involved in any </text:span><text:span text:style-name="T5">public scandals</text:span><text:span text:style-name="T4">. He donated a large amount to charity, and </text:span><text:span text:style-name="T5">he </text:span><text:span text:style-name="T4">drove prices down, which benefitted customers. Vanderbilt was a classic example of a captain of indust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Regular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Regular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Regular" style:font-family-asian="'Source Han Sans Regular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5:51:49.368544230</meta:creation-date>
    <dc:date>2015-01-14T22:38:29.144034604</dc:date>
    <meta:editing-duration>P1DT6H31M15S</meta:editing-duration>
    <meta:editing-cycles>27</meta:editing-cycles>
    <meta:generator>LibreOffice/4.3.5.2.0$Linux_X86_64 LibreOffice_project/430m0$Build-2</meta:generator>
    <meta:document-statistic meta:table-count="0" meta:image-count="0" meta:object-count="0" meta:page-count="2" meta:paragraph-count="11" meta:word-count="450" meta:character-count="2948" meta:non-whitespace-character-count="2501"/>
  </office:meta>
</office:document-meta>
</file>